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in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.0791in" fo:margin-bottom="0.0791in" style:contextual-spacing="false" fo:text-align="center" style:justify-single-word="false"/>
    </style:style>
    <style:style style:name="P3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4" style:family="paragraph" style:parent-style-name="Text_20_body">
      <style:paragraph-properties fo:margin-top="0in" fo:margin-bottom="0in" style:contextual-spacing="false" fo:line-height="115%" fo:text-align="center" style:justify-single-word="false"/>
      <style:text-properties fo:font-weight="bold" officeooo:rsid="00128d9a" officeooo:paragraph-rsid="001c7986" style:font-weight-asian="bold" style:font-weight-complex="bold"/>
    </style:style>
    <style:style style:name="P5" style:family="paragraph" style:parent-style-name="Heading_20_3">
      <style:paragraph-properties fo:margin-top="0.0972in" fo:margin-bottom="0.0835in" style:contextual-spacing="false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Heading_20_3">
      <style:text-properties officeooo:rsid="001772ae" officeooo:paragraph-rsid="003d3cfb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3d3cfb"/>
    </style:style>
    <style:style style:name="P9" style:family="paragraph" style:parent-style-name="Text_20_body" style:list-style-name="L1">
      <style:paragraph-properties fo:margin-top="0in" fo:margin-bottom="0in" style:contextual-spacing="false"/>
      <style:text-properties officeooo:rsid="001772ae"/>
    </style:style>
    <style:style style:name="P10" style:family="paragraph" style:parent-style-name="Text_20_body">
      <style:paragraph-properties fo:margin-top="0in" fo:margin-bottom="0in" style:contextual-spacing="false"/>
      <style:text-properties fo:font-size="6pt" officeooo:rsid="001772ae" style:font-size-asian="5.25pt" style:font-size-complex="6pt"/>
    </style:style>
    <style:style style:name="P11" style:family="paragraph" style:parent-style-name="Text_20_body">
      <style:paragraph-properties fo:margin-top="0in" fo:margin-bottom="0in" style:contextual-spacing="false"/>
      <style:text-properties officeooo:rsid="001772ae"/>
    </style:style>
    <style:style style:name="P12" style:family="paragraph" style:parent-style-name="Text_20_body" style:list-style-name="L2">
      <style:paragraph-properties fo:margin-top="0in" fo:margin-bottom="0in" style:contextual-spacing="false"/>
      <style:text-properties officeooo:rsid="001772ae"/>
    </style:style>
    <style:style style:name="P13" style:family="paragraph" style:parent-style-name="Heading_20_3">
      <style:text-properties officeooo:paragraph-rsid="0038a87b"/>
    </style:style>
    <style:style style:name="P14" style:family="paragraph" style:parent-style-name="Text_20_body">
      <style:paragraph-properties fo:margin-top="0in" fo:margin-bottom="0in" style:contextual-spacing="false"/>
      <style:text-properties officeooo:paragraph-rsid="0022241c"/>
    </style:style>
    <style:style style:name="P15" style:family="paragraph" style:parent-style-name="Text_20_body">
      <style:paragraph-properties fo:margin-top="0in" fo:margin-bottom="0in" style:contextual-spacing="false"/>
      <style:text-properties officeooo:rsid="00135253" officeooo:paragraph-rsid="00135253"/>
    </style:style>
    <style:style style:name="P16" style:family="paragraph" style:parent-style-name="Text_20_body">
      <style:paragraph-properties fo:margin-top="0in" fo:margin-bottom="0in" style:contextual-spacing="false"/>
      <style:text-properties fo:font-size="6pt" fo:font-weight="bold" officeooo:rsid="0036cba3" officeooo:paragraph-rsid="0036cba3" style:font-size-asian="5.25pt" style:font-weight-asian="bold" style:font-size-complex="6pt" style:font-weight-complex="bold"/>
    </style:style>
    <style:style style:name="P17" style:family="paragraph" style:parent-style-name="Text_20_body">
      <style:paragraph-properties fo:margin-top="0in" fo:margin-bottom="0in" style:contextual-spacing="false"/>
      <style:text-properties officeooo:paragraph-rsid="0036cba3"/>
    </style:style>
    <style:style style:name="P18" style:family="paragraph" style:parent-style-name="Text_20_body">
      <style:paragraph-properties fo:margin-top="0in" fo:margin-bottom="0in" style:contextual-spacing="false"/>
      <style:text-properties fo:font-weight="normal" officeooo:rsid="00375925" officeooo:paragraph-rsid="0036cba3" style:font-weight-asian="normal" style:font-weight-complex="normal"/>
    </style:style>
    <style:style style:name="P19" style:family="paragraph" style:parent-style-name="Text_20_body">
      <style:paragraph-properties fo:margin-top="0in" fo:margin-bottom="0in" style:contextual-spacing="false"/>
      <style:text-properties fo:font-size="6pt" fo:font-weight="bold" officeooo:rsid="00375925" officeooo:paragraph-rsid="00375925" style:font-size-asian="5.25pt" style:font-weight-asian="bold" style:font-size-complex="6pt" style:font-weight-complex="bold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375925"/>
    </style:style>
    <style:style style:name="P21" style:family="paragraph" style:parent-style-name="Text_20_body">
      <style:paragraph-properties fo:margin-top="0in" fo:margin-bottom="0in" style:contextual-spacing="false"/>
      <style:text-properties fo:font-weight="normal" officeooo:rsid="00375925" officeooo:paragraph-rsid="00375925" style:font-weight-asian="normal" style:font-weight-complex="normal"/>
    </style:style>
    <style:style style:name="P22" style:family="paragraph" style:parent-style-name="Text_20_body" style:list-style-name="L3">
      <style:paragraph-properties fo:margin-top="0in" fo:margin-bottom="0in" style:contextual-spacing="false"/>
      <style:text-properties officeooo:rsid="00375925"/>
    </style:style>
    <style:style style:name="T1" style:family="text">
      <style:text-properties officeooo:rsid="0036cba3"/>
    </style:style>
    <style:style style:name="T2" style:family="text">
      <style:text-properties officeooo:rsid="001c7986"/>
    </style:style>
    <style:style style:name="T3" style:family="text">
      <style:text-properties fo:font-weight="normal" officeooo:rsid="00128d9a" style:font-weight-asian="normal" style:font-weight-complex="normal"/>
    </style:style>
    <style:style style:name="T4" style:family="text">
      <style:text-properties fo:font-weight="normal" officeooo:rsid="001c7986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bold" officeooo:rsid="001772ae" style:font-style-asian="normal" style:font-weight-asian="bold" style:font-style-complex="normal" style:font-weight-complex="bold"/>
    </style:style>
    <style:style style:name="T7" style:family="text">
      <style:text-properties officeooo:rsid="001772ae"/>
    </style:style>
    <style:style style:name="T8" style:family="text">
      <style:text-properties officeooo:rsid="003d3cfb"/>
    </style:style>
    <style:style style:name="T9" style:family="text">
      <style:text-properties fo:font-style="italic" fo:font-weight="normal" officeooo:rsid="001772ae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bold" officeooo:rsid="00135253" style:font-weight-asian="bold" style:font-weight-complex="bold"/>
    </style:style>
    <style:style style:name="T12" style:family="text">
      <style:text-properties officeooo:rsid="00135253"/>
    </style:style>
    <style:style style:name="T13" style:family="text">
      <style:text-properties officeooo:rsid="0022241c"/>
    </style:style>
    <style:style style:name="T14" style:family="text">
      <style:text-properties officeooo:rsid="0024134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8a87b"/>
    </style:style>
    <style:style style:name="T17" style:family="text">
      <style:text-properties fo:font-weight="bold" officeooo:rsid="0036cba3" style:font-weight-asian="bold" style:font-weight-complex="bold"/>
    </style:style>
    <style:style style:name="T18" style:family="text">
      <style:text-properties officeooo:rsid="00375925"/>
    </style:style>
    <style:style style:name="T19" style:family="text">
      <style:text-properties fo:font-weight="bold" officeooo:rsid="00375925" style:font-weight-asian="bold" style:font-weight-complex="bold"/>
    </style:style>
    <style:style style:name="T20" style:family="text">
      <style:text-properties fo:font-weight="normal" officeooo:rsid="0022241c" style:font-weight-asian="normal" style:font-weight-complex="normal"/>
    </style:style>
    <style:style style:name="T21" style:family="text">
      <style:text-properties fo:font-weight="normal" officeooo:rsid="0024134c" style:font-weight-asian="normal" style:font-weight-complex="normal"/>
    </style:style>
    <style:style style:name="T22" style:family="text">
      <style:text-properties fo:font-weight="bold" officeooo:rsid="0022241c" style:font-weight-asian="bold" style:font-weight-complex="bold"/>
    </style:style>
    <style:style style:name="T23" style:family="text">
      <style:text-properties fo:font-weight="normal" officeooo:rsid="00375925" style:font-weight-asian="normal" style:font-weight-complex="normal"/>
    </style:style>
    <style:style style:name="T24" style:family="text">
      <style:text-properties fo:font-weight="normal" officeooo:rsid="0038a87b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orja Castellano</text:h>
      <text:p text:style-name="P2">Backend &amp; Systems Software Engineer <text:span text:style-name="T1">and Mathematician</text:span></text:p>
      <text:p text:style-name="P3">Lake Tapps, WA, United States <text:span text:style-name="T2">| </text:span><text:a xlink:type="simple" xlink:href="mailto:borjacastellano1@gmail.com" text:style-name="Internet_20_link" text:visited-style-name="Visited_20_Internet_20_Link"><text:span text:style-name="T3">borjacastellano1@gmail.com</text:span></text:a><text:span text:style-name="T3"> </text:span><text:span text:style-name="T4">| </text:span><text:span text:style-name="T3">+1 (206) 437-0159</text:span></text:p>
      <text:p text:style-name="P4"><text:a xlink:type="simple" xlink:href="https://github.com/ZocoLini" text:style-name="Internet_20_link" text:visited-style-name="Visited_20_Internet_20_Link"><text:span text:style-name="T4">Github</text:span></text:a><text:span text:style-name="T5"> •</text:span><text:span text:style-name="T4"> </text:span><text:a xlink:type="simple" xlink:href="https://bcastellano.com/portfolio/" text:style-name="Internet_20_link" text:visited-style-name="Visited_20_Internet_20_Link"><text:span text:style-name="T4">Portfolio</text:span></text:a><text:span text:style-name="T5"> •</text:span><text:span text:style-name="T4"> </text:span><text:a xlink:type="simple" xlink:href="https://leetcode.com/u/zocolini/" text:style-name="Internet_20_link" text:visited-style-name="Visited_20_Internet_20_Link"><text:span text:style-name="T4">LeetCode</text:span></text:a><text:span text:style-name="T5"> •</text:span><text:span text:style-name="T4"> </text:span><text:a xlink:type="simple" xlink:href="https://www.linkedin.com/in/borja-cas/" text:style-name="Internet_20_link" text:visited-style-name="Visited_20_Internet_20_Link"><text:span text:style-name="T4">LinkedIn</text:span></text:a><text:span text:style-name="T5"> </text:span></text:p>
      <text:h text:style-name="P5" text:outline-level="3" text:is-list-header="true"><text:span text:style-name="Strong_20_Emphasis">Summary</text:span></text:h>
      <text:p text:style-name="P6">Systems and Backend Software Engineer with strong foundations in mathematics. Experienced in <text:span text:style-name="Strong_20_Emphasis">Rust, C/C++, Java</text:span>, HPC, parallel computing, and backend systems. Proven track record delivering <text:span text:style-name="Strong_20_Emphasis">production-ready solutions</text:span>, optimizing performance, and leading <text:span text:style-name="Strong_20_Emphasis">open-source projects</text:span>. Passionate about problem-solving, high-performance computing, and building reliable, scalable software.</text:p>
      <text:h text:style-name="P7" text:outline-level="3"><text:span text:style-name="Strong_20_Emphasis">Work Experience</text:span></text:h>
      <text:p text:style-name="P8"><text:span text:style-name="Emphasis"><text:span text:style-name="T6">Scientific and Parallel Computing Software Engineer</text:span></text:span><text:span text:style-name="Emphasis"><text:span text:style-name="T7"> </text:span></text:span><text:span text:style-name="Emphasis"><text:span text:style-name="T8">| </text:span></text:span><text:span text:style-name="Strong_20_Emphasis"><text:span text:style-name="T9">CESGA</text:span></text:span><text:span text:style-name="Emphasis"><text:span text:style-name="T7"> | 04/2025 – 07/2025</text:span></text:span></text:p>
      <text:list text:style-name="L1">
        <text:list-item>
          <text:p text:style-name="P9">Designed, developed, and parallelized HPC algorithms using <text:span text:style-name="Strong_20_Emphasis">MPI, CUDA, and OpenMP</text:span> on Finisterrae III for research in uncertainty quantification.</text:p>
        </text:list-item>
        <text:list-item>
          <text:p text:style-name="P9">Improved algorithm performance by <text:span text:style-name="Strong_20_Emphasis">up to 95%</text:span>.</text:p>
        </text:list-item>
        <text:list-item>
          <text:p text:style-name="P9">Contributed to large-scale codebases in <text:span text:style-name="Strong_20_Emphasis">MATLAB, Fortran, C, C++, Rust, and Python</text:span>.</text:p>
        </text:list-item>
        <text:list-item>
          <text:p text:style-name="P9">Delivered production-ready software and collaborated closely with researchers from CSIC.</text:p>
        </text:list-item>
      </text:list>
      <text:p text:style-name="P10"/>
      <text:p text:style-name="P11"><text:span text:style-name="Strong_20_Emphasis">Freelance | </text:span><text:span text:style-name="Strong_20_Emphasis"><text:span text:style-name="T10">08/2024 – 04/2025</text:span></text:span></text:p>
      <text:list text:style-name="L2">
        <text:list-item>
          <text:p text:style-name="P12">Designed and developed cross-platform desktop applications using <text:span text:style-name="Strong_20_Emphasis">Java/JavaFX</text:span>.</text:p>
        </text:list-item>
        <text:list-item>
          <text:p text:style-name="P12">Deployed and maintained <text:span text:style-name="Strong_20_Emphasis">REST APIs and backend systems</text:span> using Docker, Rust (Actix, Rocket), Java (Spring, Hibernate), ensuring high availability and reliability.</text:p>
        </text:list-item>
        <text:list-item>
          <text:p text:style-name="P12">Designed <text:span text:style-name="Strong_20_Emphasis">TCP/IP communication protocols</text:span> to optimize intranet communications.</text:p>
        </text:list-item>
        <text:list-item>
          <text:p text:style-name="P12">Implemented <text:span text:style-name="Strong_20_Emphasis">automated tests and CI/CD pipelines</text:span> to ensure code quality and robustness.</text:p>
        </text:list-item>
      </text:list>
      <text:h text:style-name="P13" text:outline-level="3">Open Source</text:h>
      <text:p text:style-name="P14"><text:span text:style-name="T11">Aria</text:span><text:span text:style-name="T12"> | </text:span><text:a xlink:type="simple" xlink:href="https://github.com/arialang/aria" text:style-name="Internet_20_link" text:visited-style-name="Visited_20_Internet_20_Link"><text:span text:style-name="T13">Repositor</text:span><text:span text:style-name="T14">y</text:span></text:a> <text:span text:style-name="T13">| </text:span><text:span text:style-name="T12">Active maintaine</text:span><text:span text:style-name="T13">r</text:span></text:p>
      <text:p text:style-name="P15">Rust-based interpreted <text:span text:style-name="T15">scripting language</text:span> focused on code safety. Responsible for performance optimization, test maintenance, and feature development for both the language and its <text:span text:style-name="T16">VM.</text:span></text:p>
      <text:p text:style-name="P16"/>
      <text:p text:style-name="P17"><text:span text:style-name="T17">fee</text:span><text:span text:style-name="T12"> | </text:span><text:a xlink:type="simple" xlink:href="https://github.com/ZocoLini/fee" text:style-name="Internet_20_link" text:visited-style-name="Visited_20_Internet_20_Link"><text:span text:style-name="T13">Repositor</text:span><text:span text:style-name="T14">y</text:span></text:a> <text:span text:style-name="T13">| </text:span><text:span text:style-name="T18">Creator and ma</text:span><text:span text:style-name="T16">i</text:span><text:span text:style-name="T18">ntainer</text:span></text:p>
      <text:p text:style-name="P18">Fast and flexible library for evaluating <text:span text:style-name="Strong_20_Emphasis">mathematical expressions from strings</text:span>, optimized for runtime performance and simplicity. Currently the <text:span text:style-name="Strong_20_Emphasis">fastest in crates.io</text:span>.</text:p>
      <text:p text:style-name="P19"/>
      <text:p text:style-name="P20"><text:span text:style-name="T19">cuqdyn-c</text:span><text:span text:style-name="T11"> | </text:span><text:a xlink:type="simple" xlink:href="https://github.com/ZocoLini/cuqdyn-c" text:style-name="Internet_20_link" text:visited-style-name="Visited_20_Internet_20_Link"><text:span text:style-name="T20">Repositor</text:span><text:span text:style-name="T21">y</text:span></text:a><text:span text:style-name="T19"> </text:span><text:span text:style-name="T22">| </text:span><text:span text:style-name="T23">Creator and ma</text:span><text:span text:style-name="T24">i</text:span><text:span text:style-name="T23">ntainer</text:span></text:p>
      <text:p text:style-name="P21">Rust/C project for <text:span text:style-name="Strong_20_Emphasis">uncertainty quantification in dynamic biological models</text:span> based on conformal prediction techniques. Simulates ODE-based biological processes, performs parameter inference, and generates statistically robust confidence bounds. Includes CLI, parallel execution support (<text:span text:style-name="Strong_20_Emphasis">MPI/OpenMP</text:span>), and automated model compilation from XML-defined expressions.</text:p>
      <text:h text:style-name="P13" text:outline-level="3"><text:span text:style-name="Strong_20_Emphasis"><text:span text:style-name="T16">Education</text:span></text:span></text:h>
      <text:list text:style-name="L3">
        <text:list-item>
          <text:p text:style-name="P22"><text:span text:style-name="Strong_20_Emphasis">B.Sc. in Mathematics</text:span>, University of Santiago de Compostela, 2018–2022, GPA 3.3/4.0</text:p>
        </text:list-item>
        <text:list-item>
          <text:p text:style-name="P22"><text:span text:style-name="Strong_20_Emphasis">B.Sc. in Software Engineering</text:span>, IES Chan do Monte, 2023–2025, GPA 4.0/4.0 – Highest Honor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19:16:45.148704104</meta:creation-date>
    <dc:date>2025-11-20T16:16:10.785311290</dc:date>
    <meta:editing-duration>PT2H26M35S</meta:editing-duration>
    <meta:editing-cycles>19</meta:editing-cycles>
    <meta:generator>LibreOffice/25.2.6.2$Linux_X86_64 LibreOffice_project/520$Build-2</meta:generator>
    <meta:print-date>2025-11-20T09:20:31.840447632</meta:print-date>
    <meta:printed-by>PDF files</meta:printed-by>
    <meta:document-statistic meta:table-count="0" meta:image-count="0" meta:object-count="0" meta:page-count="1" meta:paragraph-count="27" meta:word-count="329" meta:character-count="2483" meta:non-whitespace-character-count="2189"/>
  </office:meta>
</office:document-meta>
</file>